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dole" svg:font-family="Gido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be00" draw:fill="solid" draw:fill-color="#ccbe00" draw:textarea-horizontal-align="justify" draw:textarea-vertical-align="middle" draw:auto-grow-height="false" fo:min-height="15.302cm" fo:min-width="11.052cm"/>
    </style:style>
    <style:style style:name="gr2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auto-grow-width="true" fo:min-height="0.039cm" fo:min-width="0.027cm" fo:padding-top="0cm" fo:padding-bottom="0cm" fo:padding-left="0cm" fo:padding-right="0cm"/>
    </style:style>
    <style:style style:name="gr4" style:family="graphic" style:parent-style-name="standard">
      <style:graphic-properties svg:stroke-color="#a09600" draw:fill="solid" draw:fill-color="#cccccc" draw:textarea-horizontal-align="justify" draw:textarea-vertical-align="middle" draw:auto-grow-height="false" fo:min-height="6.75cm" fo:min-width="10.3cm"/>
    </style:style>
    <style:style style:name="gr5" style:family="graphic" style:parent-style-name="standard">
      <style:graphic-properties svg:stroke-color="#a09600" draw:fill="solid" draw:fill-color="#fff450" draw:textarea-horizontal-align="justify" draw:textarea-vertical-align="middle" draw:auto-grow-height="false" fo:min-height="0.525cm" fo:min-width="4.101cm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1.192cm" fo:min-width="0.1cm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0.894cm" fo:min-width="0.103cm"/>
    </style:style>
    <style:style style:name="gr8" style:family="graphic" style:parent-style-name="standard">
      <style:graphic-properties draw:fill="solid" draw:fill-color="#b2b2b2" draw:textarea-horizontal-align="justify" draw:textarea-vertical-align="middle" draw:auto-grow-height="false" fo:min-height="1.754cm" fo:min-width="0.1cm"/>
    </style:style>
    <style:style style:name="gr9" style:family="graphic" style:parent-style-name="standard">
      <style:graphic-properties svg:stroke-color="#999999" draw:fill="solid" draw:fill-color="#b2b2b2" draw:textarea-horizontal-align="justify" draw:textarea-vertical-align="middle" draw:auto-grow-height="false" fo:min-height="1.75cm" fo:min-width="2.5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2.25cm" fo:min-width="9.3cm"/>
    </style:style>
    <style:style style:name="gr12" style:family="graphic" style:parent-style-name="standard">
      <style:graphic-properties svg:stroke-color="#666666" draw:fill="solid" draw:fill-color="#999999" draw:textarea-horizontal-align="justify" draw:textarea-vertical-align="middle" draw:auto-grow-height="false" fo:min-height="0.85cm" fo:min-width="1.1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standard">
      <style:graphic-properties draw:stroke="none" svg:stroke-color="#000000" draw:fill="none" draw:fill-color="#ffffff" fo:min-height="1.05cm"/>
    </style:style>
    <style:style style:name="gr15" style:family="graphic" style:parent-style-name="standard">
      <style:graphic-properties svg:stroke-color="#a09600" draw:fill="solid" draw:fill-color="#e3d200" draw:textarea-horizontal-align="justify" draw:textarea-vertical-align="middle" draw:auto-grow-height="false" fo:min-height="1.466cm" fo:min-width="10.216cm"/>
    </style:style>
    <style:style style:name="P1" style:family="paragraph">
      <loext:graphic-properties draw:fill="solid" draw:fill-color="#ccbe00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450"/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e3d200"/>
      <style:paragraph-properties fo:text-align="center"/>
    </style:style>
    <style:style style:name="T1" style:family="text">
      <style:text-properties fo:font-variant="normal" fo:text-transform="none" fo:color="#000000" style:font-name="Gidole" fo:font-size="1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cm" svg:height="16.8cm" svg:x="1.1cm" svg:y="2.4cm">
          <text:p/>
          <draw:enhanced-geometry svg:viewBox="0 0 21600 21600" draw:path-stretchpoint-x="10800" draw:path-stretchpoint-y="10800" draw:text-areas="?f3 ?f4 ?f5 ?f6" draw:type="round-rectangle" draw:modifiers="1307.71033513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002cm" svg:height="0.937cm" svg:x="0cm" svg:y="-0.01cm">
          <draw:text-box>
            <text:p/>
          </draw:text-box>
        </draw:frame>
        <draw:frame draw:style-name="gr2" draw:text-style-name="P2" draw:layer="layout" svg:width="0.002cm" svg:height="0.937cm" svg:x="0cm" svg:y="-0.412cm">
          <draw:text-box>
            <text:p/>
          </draw:text-box>
        </draw:frame>
        <draw:frame draw:style-name="gr3" draw:text-style-name="P2" draw:layer="layout" svg:width="0.027cm" svg:height="0.039cm" svg:x="0cm" svg:y="-0.001cm">
          <draw:text-box>
            <text:p text:style-name="P3"><text:span text:style-name="T1">...</text:span></text:p>
          </draw:text-box>
        </draw:frame>
        <draw:custom-shape draw:style-name="gr4" draw:text-style-name="P4" draw:layer="layout" svg:width="10.8cm" svg:height="7cm" svg:x="2.1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6cm" svg:height="2.6cm" svg:x="5.2cm" svg:y="16.1cm">
          <text:p text:style-name="P5">Store</text:p>
          <draw:enhanced-geometry svg:viewBox="0 0 88 21600" draw:mirror-horizontal="false" draw:mirror-vertical="false" draw:glue-points="44 ?f6 44 0 0 10800 44 21600 88 10800" draw:text-areas="0 ?f6 88 ?f3" draw:type="can" draw:modifiers="7822.8373702422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draw:layer="layout" svg:width="1.2cm" svg:height="1.8cm" svg:x="6.9cm" svg:y="14.8cm">
          <text:p/>
          <draw:enhanced-geometry svg:viewBox="0 0 21600 21600" draw:text-areas="?f0 ?f8 ?f2 ?f9" draw:type="up-down-arrow" draw:modifiers="5971.02414654455 6668.295391449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2cm" svg:height="1.6cm" svg:x="6.9cm" svg:y="6.2cm">
          <text:p/>
          <draw:enhanced-geometry svg:viewBox="0 0 21600 21600" draw:text-areas="?f0 ?f8 ?f2 ?f9" draw:type="up-down-arrow" draw:modifiers="5377.51873438801 6128.5952248750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.2cm" svg:height="2.5cm" svg:x="6.9cm" svg:y="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3cm" svg:height="2cm" svg:x="6cm" svg:y="9.3cm">
          <text:p text:style-name="P5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3cm" svg:height="2cm" svg:x="9.4cm" svg:y="9.3cm">
          <text:p text:style-name="P5">Modul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3cm" svg:height="2cm" svg:x="2.6cm" svg:y="9.3cm">
          <text:p text:style-name="P5">Module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0.7cm" svg:height="0.962cm" svg:x="2.2cm" svg:y="8.2cm">
          <draw:text-box>
            <text:p text:style-name="P5">ModuleManager</text:p>
          </draw:text-box>
        </draw:frame>
        <draw:custom-shape draw:style-name="gr11" draw:text-style-name="P7" draw:layer="layout" svg:width="9.8cm" svg:height="2.5cm" svg:x="2.6cm" svg:y="11.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6.3cm" svg:height="0.962cm" svg:x="4.4cm" svg:y="11.838cm">
          <draw:text-box>
            <text:p text:style-name="P5">Libraries</text:p>
          </draw:text-box>
        </draw:frame>
        <draw:custom-shape draw:style-name="gr12" draw:text-style-name="P10" draw:layer="layout" svg:width="1.6cm" svg:height="1.1cm" svg:x="6.7cm" svg:y="13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6cm" svg:height="1.1cm" svg:x="8.6cm" svg:y="13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6cm" svg:height="1.1cm" svg:x="10.5cm" svg:y="13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6cm" svg:height="1.1cm" svg:x="4.8cm" svg:y="13cm">
          <text:p text:style-name="P5">Mod.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6cm" svg:height="1.1cm" svg:x="2.9cm" svg:y="13cm">
          <text:p text:style-name="P5">Core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.6cm" svg:height="1.2cm" svg:x="1.3cm" svg:y="2.9cm">
          <draw:text-box>
            <text:p>Brain4it server</text:p>
          </draw:text-box>
        </draw:frame>
        <draw:frame draw:style-name="gr14" draw:text-style-name="P8" draw:layer="layout" svg:width="5.7cm" svg:height="1.3cm" svg:x="4.7cm" svg:y="0.8cm">
          <draw:text-box>
            <text:p text:style-name="P5">HTTP REST API</text:p>
          </draw:text-box>
        </draw:frame>
        <draw:custom-shape draw:style-name="gr15" draw:text-style-name="P11" draw:layer="layout" svg:width="10.9cm" svg:height="1.9cm" svg:x="2cm" svg:y="4.2cm">
          <text:p text:style-name="P5">Rest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dole" svg:font-family="Gido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$Windows_X86_64 LibreOffice_project/22b09f6418e8c2d508a9eaf86b2399209b0990f4</meta:generator>
    <dc:date>2018-11-12T14:37:56.606000000</dc:date>
    <meta:editing-duration>PT29M17S</meta:editing-duration>
    <meta:editing-cycles>11</meta:editing-cycles>
    <meta:document-statistic meta:object-count="23"/>
  </office:meta>
</office:document-meta>
</file>